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Thaoma" fo:font-size="10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haoma" fo:font-size="10pt" fo:language="pt" fo:country="B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Thaoma" fo:font-size="10pt" style:font-size-asian="10pt" style:font-size-complex="10pt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7"/>
          <table:table-cell table:style-name="ce7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7"/>
          <table:table-cell table:style-name="ce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1 - Validação ao Incluir ou Alterar dados de Cliente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N2 - Validação ao Excluir Cliente 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3 – Validação ao Incluir ou Alterar Cardápi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4 – Validação ao Excluir Cardápi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5 – Validação ao Incluir ou Alterar dados de Pratos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6 – Validação ao Consultar Prato por Estabelecimento ou Período.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N7 – Validação ao Incluir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RN8 – Validação ao Cancelar Pedido</text:p>
          </table:table-cell>
          <table:table-cell table:style-name="ce8" table:content-validation-name="val1" office:value-type="string">
            <text:p>Cancel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8 – Validação ao Alterar Estado da Situação do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RN9 – Validação ao Excluir Pedido</text:p>
          </table:table-cell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 table:style-name="ce6" office:value-type="string">
            <text:p>RN10 – Validação ao Agendar um Pedido</text:p>
          </table:table-cell>
          <table:table-cell table:style-name="ce8" table:content-validation-name="val1" office:value-type="string">
            <text:p>Aprovad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4">
          <table:table-cell/>
          <table:table-cell table:style-name="ce8" table:content-validation-name="val1" office:value-type="string">
            <text:p>Proposto</text:p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haoma" svg:font-family="Thaoma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8">18/10/2009</text:date>, <text:time>10:3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8T10:38:03</dc:date>
    <meta:generator>OpenOffice.org/3.0$Linux OpenOffice.org_project/300m15$Build-9379</meta:generator>
    <meta:editing-duration>PT01H14M55S</meta:editing-duration>
    <meta:editing-cycles>8</meta:editing-cycles>
    <meta:document-statistic meta:table-count="3" meta:cell-count="43" meta:object-count="0"/>
  </office:meta>
</office:document-meta>
</file>